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674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709cm"/>
    </style:style>
    <style:style style:name="co14" style:family="table-column">
      <style:table-column-properties fo:break-before="auto" style:column-width="4.016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3.022cm"/>
    </style:style>
    <style:style style:name="co17" style:family="table-column">
      <style:table-column-properties fo:break-before="auto" style:column-width="6.108cm"/>
    </style:style>
    <style:style style:name="co18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2.566cm"/>
    </style:style>
    <style:style style:name="co19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4.602cm"/>
    </style:style>
    <style:style style:name="co22" style:family="table-column">
      <style:table-column-properties fo:break-before="auto" style:column-width="3.528cm"/>
    </style:style>
    <style:style style:name="co23" style:family="table-column">
      <style:table-column-properties fo:break-before="auto" style:column-width="4.12cm"/>
    </style:style>
    <style:style style:name="co24" style:family="table-column">
      <style:table-column-properties fo:break-before="auto" style:column-width="2.752cm"/>
    </style:style>
    <style:style style:name="co25" style:family="table-column">
      <style:table-column-properties fo:break-before="auto" style:column-width="4.343cm"/>
    </style:style>
    <style:style style:name="co26" style:family="table-column">
      <style:table-column-properties fo:break-before="auto" style:column-width="5.008cm"/>
    </style:style>
    <style:style style:name="co27" style:family="table-column">
      <style:table-column-properties fo:break-before="auto" style:column-width="11.793cm"/>
    </style:style>
    <style:style style:name="co28" style:family="table-column">
      <style:table-column-properties fo:break-before="auto" style:column-width="2.275cm"/>
    </style:style>
    <style:style style:name="co29" style:family="table-column">
      <style:table-column-properties fo:break-before="auto" style:column-width="2.796cm"/>
    </style:style>
    <style:style style:name="co30" style:family="table-column">
      <style:table-column-properties fo:break-before="auto" style:column-width="5.756cm"/>
    </style:style>
    <style:style style:name="co31" style:family="table-column">
      <style:table-column-properties fo:break-before="auto" style:column-width="3.35cm"/>
    </style:style>
    <style:style style:name="co32" style:family="table-column">
      <style:table-column-properties fo:break-before="auto" style:column-width="3.739cm"/>
    </style:style>
    <style:style style:name="co33" style:family="table-column">
      <style:table-column-properties fo:break-before="auto" style:column-width="4.422cm"/>
    </style:style>
    <style:style style:name="co34" style:family="table-column">
      <style:table-column-properties fo:break-before="auto" style:column-width="3.122cm"/>
    </style:style>
    <style:style style:name="co35" style:family="table-column">
      <style:table-column-properties fo:break-before="auto" style:column-width="2.536cm"/>
    </style:style>
    <style:style style:name="co36" style:family="table-column">
      <style:table-column-properties fo:break-before="auto" style:column-width="2.893cm"/>
    </style:style>
    <style:style style:name="co37" style:family="table-column">
      <style:table-column-properties fo:break-before="auto" style:column-width="1.951cm"/>
    </style:style>
    <style:style style:name="co38" style:family="table-column">
      <style:table-column-properties fo:break-before="auto" style:column-width="2.406cm"/>
    </style:style>
    <style:style style:name="co39" style:family="table-column">
      <style:table-column-properties fo:break-before="auto" style:column-width="0.499cm"/>
    </style:style>
    <style:style style:name="co44" style:family="table-column">
      <style:table-column-properties fo:break-before="auto" style:column-width="2.933cm"/>
    </style:style>
    <style:style style:name="co45" style:family="table-column">
      <style:table-column-properties fo:break-before="auto" style:column-width="3.464cm"/>
    </style:style>
    <style:style style:name="co46" style:family="table-column">
      <style:table-column-properties fo:break-before="auto" style:column-width="9.58cm"/>
    </style:style>
    <style:style style:name="co47" style:family="table-column">
      <style:table-column-properties fo:break-before="auto" style:column-width="8.47cm"/>
    </style:style>
    <style:style style:name="co48" style:family="table-column">
      <style:table-column-properties fo:break-before="auto" style:column-width="2.63cm"/>
    </style:style>
    <style:style style:name="co49" style:family="table-column">
      <style:table-column-properties fo:break-before="auto" style:column-width="8.338cm"/>
    </style:style>
    <style:style style:name="co50" style:family="table-column">
      <style:table-column-properties fo:break-before="auto" style:column-width="6.262cm"/>
    </style:style>
    <style:style style:name="co51" style:family="table-column">
      <style:table-column-properties fo:break-before="auto" style:column-width="8.047cm"/>
    </style:style>
    <style:style style:name="co52" style:family="table-column">
      <style:table-column-properties fo:break-before="auto" style:column-width="3.487cm"/>
    </style:style>
    <style:style style:name="co53" style:family="table-column">
      <style:table-column-properties fo:break-before="auto" style:column-width="6.225cm"/>
    </style:style>
    <style:style style:name="co54" style:family="table-column">
      <style:table-column-properties fo:break-before="auto" style:column-width="4.136cm"/>
    </style:style>
    <style:style style:name="co55" style:family="table-column">
      <style:table-column-properties fo:break-before="auto" style:column-width="3cm"/>
    </style:style>
    <style:style style:name="co56" style:family="table-column">
      <style:table-column-properties fo:break-before="auto" style:column-width="2.88cm"/>
    </style:style>
    <style:style style:name="co57" style:family="table-column">
      <style:table-column-properties fo:break-before="auto" style:column-width="2.828cm"/>
    </style:style>
    <style:style style:name="co58" style:family="table-column">
      <style:table-column-properties fo:break-before="auto" style:column-width="2.96cm"/>
    </style:style>
    <style:style style:name="co59" style:family="table-column">
      <style:table-column-properties fo:break-before="auto" style:column-width="3.302cm"/>
    </style:style>
    <style:style style:name="co60" style:family="table-column">
      <style:table-column-properties fo:break-before="auto" style:column-width="2.748cm"/>
    </style:style>
    <style:style style:name="co61" style:family="table-column">
      <style:table-column-properties fo:break-before="auto" style:column-width="3.066cm"/>
    </style:style>
    <style:style style:name="co62" style:family="table-column">
      <style:table-column-properties fo:break-before="auto" style:column-width="3.092cm"/>
    </style:style>
    <style:style style:name="co63" style:family="table-column">
      <style:table-column-properties fo:break-before="auto" style:column-width="3.039cm"/>
    </style:style>
    <style:style style:name="co64" style:family="table-column">
      <style:table-column-properties fo:break-before="auto" style:column-width="2.739cm"/>
    </style:style>
    <style:style style:name="co65" style:family="table-column">
      <style:table-column-properties fo:break-before="auto" style:column-width="9.779cm"/>
    </style:style>
    <style:style style:name="co66" style:family="table-column">
      <style:table-column-properties fo:break-before="auto" style:column-width="9.202cm"/>
    </style:style>
    <style:style style:name="co67" style:family="table-column">
      <style:table-column-properties fo:break-before="auto" style:column-width="2.321cm"/>
    </style:style>
    <style:style style:name="co68" style:family="table-column">
      <style:table-column-properties fo:break-before="auto" style:column-width="2.101cm"/>
    </style:style>
    <style:style style:name="co6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0c0c0"/>
      <style:text-properties style:text-position=""/>
    </style:style>
    <style:style style:name="ce2" style:family="table-cell" style:parent-style-name="Default">
      <style:table-cell-properties fo:background-color="#b3b3b3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position=""/>
    </style:style>
    <style:style style:name="ce7" style:family="table-cell" style:parent-style-name="Default">
      <style:table-cell-properties fo:background-color="transparent" fo:border="none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style:text-position="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position="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color="#000000" style:text-position="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color="#ff0000" style:text-position="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ff0000" style:text-position="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#ffff99"/>
      <style:text-properties fo:color="#000000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transparent"/>
    </style:style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23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23"/>
        </table:table-row>
        <table:table-row table:style-name="ro1">
          <table:table-cell office:value-type="string">
            <text:p>Daten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thermale 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23"/>
        </table:table-row>
        <table:table-row table:style-name="ro1">
          <table:table-cell office:value-type="string">
            <text:p>thermale Isolieru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Strahlungsschutz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21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style-name="ce3" office:value-type="string">
            <text:p>Min 5</text:p>
          </table:table-cell>
          <table:table-cell table:style-name="ce3" office:value-type="string">
            <text:p>7 (LEO)</text:p>
          </table:table-cell>
          <table:table-cell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21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3" office:value-type="string">
            <text:p>22-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style-name="ce3" office:value-type="string">
            <text:p>22-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4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23-37</text:p>
          </table:table-cell>
          <table:table-cell table:number-columns-repeated="7"/>
          <table:table-cell table:style-name="ce3" office:value-type="string">
            <text:p>Max 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table:style-name="ce1" office:value-type="string">
            <text:p>entfalt. Solarflächen 2</text:p>
          </table:table-cell>
          <table:table-cell table:style-name="ce1" office:value-type="float" office:value="1750">
            <text:p>1750</text:p>
          </table:table-cell>
          <table:table-cell table:style-name="ce1" office:value-type="float" office:value="1750">
            <text:p>17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00">
            <text:p>80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18"/>
          <table:table-cell table:style-name="ce1"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table:style-name="ce5" office:value-type="string">
            <text:p>15 (GEO)</text:p>
          </table:table-cell>
          <table:table-cell/>
          <table:table-cell table:style-name="ce3" office:value-type="string">
            <text:p>22-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table:style-name="ce3" office:value-type="string">
            <text:p>5 (LEO)</text:p>
          </table:table-cell>
          <table:table-cell/>
          <table:table-cell table:style-name="ce3" office:value-type="string">
            <text:p>22-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" office:value-type="string">
            <text:p>24-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table:style-name="ce3" office:value-type="string">
            <text:p>24-35, 35-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21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3" office:value-type="string">
            <text:p>Max 15 </text:p>
          </table:table-cell>
          <table:table-cell/>
          <table:table-cell table:style-name="ce3" office:value-type="string">
            <text:p>22-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3" office:value-type="string">
            <text:p>Max 15 </text:p>
          </table:table-cell>
          <table:table-cell/>
          <table:table-cell table:style-name="ce3" office:value-type="string">
            <text:p>22-50/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6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3" office:value-type="string">
            <text:p>15-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4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23-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5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6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6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table:style-name="ce3" office:value-type="string">
            <text:p>&gt; 18 </text:p>
          </table:table-cell>
          <table:table-cell/>
          <table:table-cell table:style-name="ce3" office:value-type="string">
            <text:p>5, 28 -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8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22-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ce3" office:value-type="string">
            <text:p>21-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table:style-name="ce2" office:value-type="string">
            <text:p>zentrale Solarfläche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350">
            <text:p>35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8"/>
          <table:table-cell table:style-name="ce2"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testdrallra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 table:number-rows-repeated="65484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Material" table:style-name="ta1" table:print="false">
        <table:table-column table:style-name="co20" table:default-cell-style-name="Default"/>
        <table:table-column table:style-name="co19" table:number-columns-repeated="2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3" table:default-cell-style-name="Default"/>
        <table:table-row table:style-name="ro3">
          <table:table-cell office:value-type="string">
            <text:p>Bezeichnung</text:p>
          </table:table-cell>
          <table:table-cell office:value-type="string">
            <text:p>Dichte</text:p>
          </table:table-cell>
          <table:table-cell office:value-type="string">
            <text:p>E-Modul</text:p>
          </table:table-cell>
          <table:table-cell office:value-type="string">
            <text:p>Poisson Zahl</text:p>
          </table:table-cell>
          <table:table-cell office:value-type="string">
            <text:p>Spez. Währemekapazität</text:p>
          </table:table-cell>
          <table:table-cell office:value-type="string">
            <text:p>Wärmeleitfähigkeit</text:p>
          </table:table-cell>
          <table:table-cell office:value-type="string">
            <text:p>Kontakt Wärmeleitung</text:p>
          </table:table-cell>
          <table:table-cell office:value-type="string">
            <text:p>microhardness</text:p>
          </table:table-cell>
          <table:table-cell office:value-type="string">
            <text:p>elektrische Leitfähigkeit</text:p>
          </table:table-cell>
          <table:table-cell office:value-type="string">
            <text:p>Oberflächenrauhigkeit [µm]</text:p>
          </table:table-cell>
          <table:table-cell office:value-type="string">
            <text:p>mean slope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</table:table-row>
        <table:table-row table:style-name="ro3">
          <table:table-cell office:value-type="string">
            <text:p>Einheit</text:p>
          </table:table-cell>
          <table:table-cell office:value-type="string">
            <text:p>kg/m³</text:p>
          </table:table-cell>
          <table:table-cell office:value-type="string">
            <text:p>N/mm²</text:p>
          </table:table-cell>
          <table:table-cell/>
          <table:table-cell office:value-type="string">
            <text:p>J/kg K</text:p>
          </table:table-cell>
          <table:table-cell office:value-type="string">
            <text:p>W/m K</text:p>
          </table:table-cell>
          <table:table-cell office:value-type="string">
            <text:p>W/m² K</text:p>
          </table:table-cell>
          <table:table-cell office:value-type="string">
            <text:p>MPa</text:p>
          </table:table-cell>
          <table:table-cell/>
          <table:table-cell office:value-type="string">
            <text:p>µm</text:p>
          </table:table-cell>
          <table:table-cell table:number-columns-repeated="3"/>
        </table:table-row>
        <table:table-row table:style-name="ro3">
          <table:table-cell office:value-type="string">
            <text:p>Kupfer</text:p>
          </table:table-cell>
          <table:table-cell office:value-type="float" office:value="8960">
            <text:p>8960</text:p>
          </table:table-cell>
          <table:table-cell office:value-type="float" office:value="120000">
            <text:p>120000</text:p>
          </table:table-cell>
          <table:table-cell office:value-type="float" office:value="0.35">
            <text:p>0,35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</table:table>
      <table:table table:name="Bausteine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number-columns-repeated="1010" table:default-cell-style-name="Default"/>
        <table:table-row table:style-name="ro3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3">
          <table:table-cell office:value-type="string">
            <text:p>Einheit</text:p>
          </table:table-cell>
          <table:table-cell table:number-columns-repeated="3"/>
          <table:table-cell table:number-columns-repeated="2"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6"/>
          <table:table-cell table:style-name="ce3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Mission</text:p>
          </table:table-cell>
          <table:table-cell office:value-type="string" calcext:value-type="string">
            <text:p>Baustein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power_max</text:p>
          </table:table-cell>
          <table:table-cell office:value-type="string" calcext:value-type="string">
            <text:p>power_mean</text:p>
          </table:table-cell>
        </table:table-row>
        <table:table-row table:style-name="ro3">
          <table:table-cell office:value-type="string" calcext:value-type="string">
            <text:p>Einheit</text:p>
          </table:table-cell>
          <table:table-cell/>
          <table:table-cell office:value-type="string" calcext:value-type="string">
            <text:p>(nx,ny,nz)</text:p>
          </table:table-cell>
          <table:table-cell office:value-type="string" calcext:value-type="string">
            <text:p>deg</text:p>
          </table:table-cell>
          <table:table-cell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x-&gt;Flugrichtung, z-&gt; neg. Nadir, y → senkrecht dazu</text:p>
          </table:table-cell>
          <table:table-cell office:value-type="string" calcext:value-type="string">
            <text:p>noch festzulegen (z.B. CCU immer „unten“)</text:p>
          </table:table-cell>
          <table:table-cell table:number-columns-repeated="4"/>
        </table:table-row>
        <table:table-row table:style-name="ro6">
          <table:table-cell table:style-name="ce29" office:value-type="string" calcext:value-type="string">
            <text:p>Referenzmissionen mit Tank-integrierten Antriebsbausteinen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0,0,3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1,2,1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Sternsensorbaustein</text:p>
          </table:table-cell>
          <table:table-cell office:value-type="string" calcext:value-type="string">
            <text:p>2,2,0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Inertial Measurement Unit Baustein (sehr genau)</text:p>
          </table:table-cell>
          <table:table-cell office:value-type="string" calcext:value-type="string">
            <text:p>1-2,1,0 <text:s/>(Doppelbaustein)</text:p>
          </table:table-cell>
          <table:table-cell table:number-columns-repeated="2"/>
          <table:table-cell office:value-type="float" office:value="28.65" calcext:value-type="float">
            <text:p>28,6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2,0,3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7">
          <table:table-cell office:value-type="string" calcext:value-type="string">
            <text:p>ADM-Aeolus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2,2,3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2,2,4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agnetorquer-Baustein</text:p>
          </table:table-cell>
          <table:table-cell office:value-type="string" calcext:value-type="string">
            <text:p>0,2,3</text:p>
          </table:table-cell>
          <table:table-cell table:number-columns-repeated="2"/>
          <table:table-cell office:value-type="float" office:value="23.8" calcext:value-type="float">
            <text:p>23,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2,0,4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2,2,1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Solargeneratorbaustein (entfaltbar, nachführbar)</text:p>
          </table:table-cell>
          <table:table-cell office:value-type="string" calcext:value-type="string">
            <text:p>0,1,3</text:p>
          </table:table-cell>
          <table:table-cell table:number-columns-repeated="2"/>
          <table:table-cell office:value-type="float" office:value="56.35" calcext:value-type="float">
            <text:p>56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Solargeneratorbaustein (entfaltbar, nachführbar)</text:p>
          </table:table-cell>
          <table:table-cell office:value-type="string" calcext:value-type="string">
            <text:p>2,1,3</text:p>
          </table:table-cell>
          <table:table-cell table:number-columns-repeated="2"/>
          <table:table-cell office:value-type="float" office:value="56.35" calcext:value-type="float">
            <text:p>56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Batteriebaustein</text:p>
          </table:table-cell>
          <table:table-cell office:value-type="string" calcext:value-type="string">
            <text:p>0,1,0</text:p>
          </table:table-cell>
          <table:table-cell table:number-columns-repeated="2"/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0-1,0,4 <text:s/>(Doppelbaustein)</text:p>
          </table:table-cell>
          <table:table-cell table:number-columns-repeated="2"/>
          <table:table-cell office:value-type="float" office:value="77.93" calcext:value-type="float">
            <text:p>77,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0-1,2,4 <text:s/>(Doppelbaustein)</text:p>
          </table:table-cell>
          <table:table-cell table:number-columns-repeated="2"/>
          <table:table-cell office:value-type="float" office:value="77.93" calcext:value-type="float">
            <text:p>77,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1-2,0,2 <text:s/>(Doppelbaustein)</text:p>
          </table:table-cell>
          <table:table-cell table:number-columns-repeated="2"/>
          <table:table-cell office:value-type="float" office:value="77.93" calcext:value-type="float">
            <text:p>77,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0,0,1-2 <text:s/>(Doppelbaustein)</text:p>
          </table:table-cell>
          <table:table-cell table:number-columns-repeated="2"/>
          <table:table-cell office:value-type="float" office:value="77.93" calcext:value-type="float">
            <text:p>77,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0,2,1-2 <text:s/>(Doppelbaustein)</text:p>
          </table:table-cell>
          <table:table-cell table:number-columns-repeated="2"/>
          <table:table-cell office:value-type="float" office:value="77.93" calcext:value-type="float">
            <text:p>77,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Kernstruktu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Gesamt</text:p>
          </table:table-cell>
          <table:table-cell table:style-name="ce30" table:number-columns-repeated="4"/>
          <table:table-cell table:style-name="ce32" table:formula="of:=SUM([.F6:.F24])" office:value-type="float" office:value="987.44" calcext:value-type="float">
            <text:p>987,44</text:p>
          </table:table-cell>
          <table:table-cell table:style-name="ce32" table:formula="of:=SUM([.G6:.G24])" office:value-type="float" office:value="2156" calcext:value-type="float">
            <text:p>2156</text:p>
          </table:table-cell>
          <table:table-cell table:style-name="ce32"/>
        </table:table-row>
        <table:table-row table:style-name="ro3">
          <table:table-cell table:number-columns-repeated="8"/>
        </table:table-row>
        <table:table-row table:style-name="ro3">
          <table:table-cell table:style-name="ce31"/>
          <table:table-cell table:number-columns-repeated="7"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0,3,0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0,3,2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Sternsensorbaustein</text:p>
          </table:table-cell>
          <table:table-cell office:value-type="string" calcext:value-type="string">
            <text:p>0,2,2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Sternsensorbaustein</text:p>
          </table:table-cell>
          <table:table-cell office:value-type="string" calcext:value-type="string">
            <text:p>2,3,2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Inertial Measurement Unit Baustein (sehr genau)</text:p>
          </table:table-cell>
          <table:table-cell office:value-type="string" calcext:value-type="string">
            <text:p>0,2,0-1 (Doppelbaustein)</text:p>
          </table:table-cell>
          <table:table-cell table:number-columns-repeated="2"/>
          <table:table-cell office:value-type="float" office:value="28.65" calcext:value-type="float">
            <text:p>28,6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2,1,2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2,2,0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2,2,1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Magnetorquer-Baustein</text:p>
          </table:table-cell>
          <table:table-cell office:value-type="string" calcext:value-type="string">
            <text:p>0,1,0</text:p>
          </table:table-cell>
          <table:table-cell table:number-columns-repeated="2"/>
          <table:table-cell office:value-type="float" office:value="23.8" calcext:value-type="float">
            <text:p>23,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2,3,0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2,3,2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Solargeneratorbaustein (entfaltbar, nachführbar)</text:p>
          </table:table-cell>
          <table:table-cell table:number-columns-repeated="3"/>
          <table:table-cell office:value-type="float" office:value="44.35" calcext:value-type="float">
            <text:p>44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Batteriebaustein</text:p>
          </table:table-cell>
          <table:table-cell office:value-type="string" calcext:value-type="string">
            <text:p>0,1,2</text:p>
          </table:table-cell>
          <table:table-cell table:number-columns-repeated="2"/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Batteriebaustein</text:p>
          </table:table-cell>
          <table:table-cell office:value-type="string" calcext:value-type="string">
            <text:p>2,1,0</text:p>
          </table:table-cell>
          <table:table-cell table:number-columns-repeated="2"/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Monopropellantantriebs-Baustein (Hydrazin bzw. HPGP)</text:p>
          </table:table-cell>
          <table:table-cell table:style-name="ce34" office:value-type="string" calcext:value-type="string">
            <text:p>0,0-1,1 <text:s/>(Doppelbaustein)</text:p>
          </table:table-cell>
          <table:table-cell table:number-columns-repeated="2"/>
          <table:table-cell office:value-type="float" office:value="77.93" calcext:value-type="float">
            <text:p>77,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2,0-1,1 <text:s/>(Doppelbaustein)</text:p>
          </table:table-cell>
          <table:table-cell table:number-columns-repeated="2"/>
          <table:table-cell office:value-type="float" office:value="77.93" calcext:value-type="float">
            <text:p>77,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Kernstruktur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Gesamt</text:p>
          </table:table-cell>
          <table:table-cell table:style-name="ce30" table:number-columns-repeated="4"/>
          <table:table-cell table:style-name="ce32" table:formula="of:=SUM([.F28:.F44])" office:value-type="float" office:value="667.71" calcext:value-type="float">
            <text:p>667,71</text:p>
          </table:table-cell>
          <table:table-cell table:style-name="ce32" table:formula="of:=SUM([.G28:.G44])" office:value-type="float" office:value="1626" calcext:value-type="float">
            <text:p>1626</text:p>
          </table:table-cell>
          <table:table-cell table:style-name="ce32"/>
        </table:table-row>
        <table:table-row table:style-name="ro3" table:number-rows-repeated="2">
          <table:table-cell table:number-columns-repeated="5"/>
          <table:table-cell table:style-name="ce35"/>
          <table:table-cell table:number-columns-repeated="2"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GPS-Baustein (Standard)</text:p>
          </table:table-cell>
          <table:table-cell table:number-columns-repeated="3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GPS-Baustein (Standard)</text:p>
          </table:table-cell>
          <table:table-cell table:number-columns-repeated="3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Sternsensorbaustein</text:p>
          </table:table-cell>
          <table:table-cell table:number-columns-repeated="3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Sternsensorbaustein</text:p>
          </table:table-cell>
          <table:table-cell table:number-columns-repeated="3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Inertial Measurement Unit Baustein (sehr genau)</text:p>
          </table:table-cell>
          <table:table-cell table:number-columns-repeated="3"/>
          <table:table-cell office:value-type="float" office:value="28.65" calcext:value-type="float">
            <text:p>28,6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Reaktionsradbaustein</text:p>
          </table:table-cell>
          <table:table-cell table:number-columns-repeated="3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Reaktionsradbaustein</text:p>
          </table:table-cell>
          <table:table-cell table:number-columns-repeated="3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Reaktionsradbaustein</text:p>
          </table:table-cell>
          <table:table-cell table:number-columns-repeated="3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TM&amp;TC-Baustein (S-Band; Transceiver+SSPA)</text:p>
          </table:table-cell>
          <table:table-cell table:number-columns-repeated="3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TM&amp;TC-Baustein (S-Band; Transceiver+SSPA)</text:p>
          </table:table-cell>
          <table:table-cell table:number-columns-repeated="3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Solargeneratorbaustein (entfaltbar, nachführbar)</text:p>
          </table:table-cell>
          <table:table-cell table:number-columns-repeated="3"/>
          <table:table-cell office:value-type="float" office:value="80.35" calcext:value-type="float">
            <text:p>80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Solargeneratorbaustein (entfaltbar, nachführbar)</text:p>
          </table:table-cell>
          <table:table-cell table:number-columns-repeated="3"/>
          <table:table-cell office:value-type="float" office:value="80.35" calcext:value-type="float">
            <text:p>80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Batteriebaustein</text:p>
          </table:table-cell>
          <table:table-cell table:number-columns-repeated="3"/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elektrischer Antriebs-Baustein</text:p>
          </table:table-cell>
          <table:table-cell table:number-columns-repeated="3"/>
          <table:table-cell table:style-name="ce35" office:value-type="float" office:value="103.49" calcext:value-type="float">
            <text:p>103,49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elektrischer Antriebs-Baustein</text:p>
          </table:table-cell>
          <table:table-cell table:number-columns-repeated="3"/>
          <table:table-cell table:style-name="ce35" office:value-type="float" office:value="103.49" calcext:value-type="float">
            <text:p>103,49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elektrischer Antriebs-Baustein</text:p>
          </table:table-cell>
          <table:table-cell table:number-columns-repeated="3"/>
          <table:table-cell table:style-name="ce35" office:value-type="float" office:value="103.49" calcext:value-type="float">
            <text:p>103,49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elektrischer Antriebs-Baustein</text:p>
          </table:table-cell>
          <table:table-cell table:number-columns-repeated="3"/>
          <table:table-cell table:style-name="ce35" office:value-type="float" office:value="103.49" calcext:value-type="float">
            <text:p>103,49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Kernstruktu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Gesamt</text:p>
          </table:table-cell>
          <table:table-cell table:style-name="ce32" table:number-columns-repeated="4"/>
          <table:table-cell table:style-name="ce32" table:formula="of:=SUM([.F48:.F65])" office:value-type="float" office:value="1046.97" calcext:value-type="float">
            <text:p>1046,97</text:p>
          </table:table-cell>
          <table:table-cell table:style-name="ce32" table:formula="of:=SUM([.G48:.G65])" office:value-type="float" office:value="21606" calcext:value-type="float">
            <text:p>21606</text:p>
          </table:table-cell>
          <table:table-cell table:style-name="ce32"/>
        </table:table-row>
        <table:table-row table:style-name="ro3" table:number-rows-repeated="2">
          <table:table-cell table:number-columns-repeated="8"/>
        </table:table-row>
        <table:table-row table:style-name="ro6">
          <table:table-cell table:style-name="ce29" office:value-type="string" calcext:value-type="string">
            <text:p>Referenzmissionen mit Tank in der Kernstruktur</text:p>
          </table:table-cell>
          <table:table-cell table:number-columns-repeated="7"/>
        </table:table-row>
        <table:table-row table:style-name="ro6">
          <table:table-cell table:style-name="ce29"/>
          <table:table-cell table:number-columns-repeated="7"/>
        </table:table-row>
        <table:table-row table:style-name="ro3">
          <table:table-cell table:style-name="ce33" office:value-type="string" calcext:value-type="string">
            <text:p>ADM-Aeolus</text:p>
          </table:table-cell>
          <table:table-cell office:value-type="string" calcext:value-type="string">
            <text:p>Kernstruktu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Tank (in Kernstruktur, 2x2x3)</text:p>
          </table:table-cell>
          <table:table-cell office:value-type="string" calcext:value-type="string">
            <text:p>1-2,1-2,0-2</text:p>
          </table:table-cell>
          <table:table-cell table:number-columns-repeated="2"/>
          <table:table-cell office:value-type="float" office:value="32.7" calcext:value-type="float">
            <text:p>32,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Treibstoff (Hydrazin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float" office:value="349.9" calcext:value-type="float">
            <text:p>349,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2,3,1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2,0,0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Sternsensorbaustein</text:p>
          </table:table-cell>
          <table:table-cell office:value-type="string" calcext:value-type="string">
            <text:p>2,3,2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Inertial Measurement Unit Baustein (sehr genau)</text:p>
          </table:table-cell>
          <table:table-cell office:value-type="string" calcext:value-type="string">
            <text:p>0,1,1-2 <text:s/>(Doppelbaustein)</text:p>
          </table:table-cell>
          <table:table-cell table:number-columns-repeated="2"/>
          <table:table-cell office:value-type="float" office:value="28.65" calcext:value-type="float">
            <text:p>28,6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3,1,2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3,2,2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0,1,2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agnetorquer-Baustein</text:p>
          </table:table-cell>
          <table:table-cell office:value-type="string" calcext:value-type="string">
            <text:p>2,3,0</text:p>
          </table:table-cell>
          <table:table-cell table:number-columns-repeated="2"/>
          <table:table-cell office:value-type="float" office:value="23.8" calcext:value-type="float">
            <text:p>23,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1,3,1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1,0,1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Solargeneratorbaustein (entfaltbar, nachführbar)</text:p>
          </table:table-cell>
          <table:table-cell office:value-type="string" calcext:value-type="string">
            <text:p>0,1,1</text:p>
          </table:table-cell>
          <table:table-cell table:number-columns-repeated="2"/>
          <table:table-cell office:value-type="float" office:value="56.35" calcext:value-type="float">
            <text:p>56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Solargeneratorbaustein (entfaltbar, nachführbar)</text:p>
          </table:table-cell>
          <table:table-cell office:value-type="string" calcext:value-type="string">
            <text:p>3,1,1</text:p>
          </table:table-cell>
          <table:table-cell table:number-columns-repeated="2"/>
          <table:table-cell office:value-type="float" office:value="56.35" calcext:value-type="float">
            <text:p>56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Batteriebaustein</text:p>
          </table:table-cell>
          <table:table-cell office:value-type="string" calcext:value-type="string">
            <text:p>2,0,2</text:p>
          </table:table-cell>
          <table:table-cell table:number-columns-repeated="2"/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1,0,0</text:p>
          </table:table-cell>
          <table:table-cell table:number-columns-repeated="2"/>
          <table:table-cell office:value-type="float" office:value="24.65" calcext:value-type="float">
            <text:p>24,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1,0,2</text:p>
          </table:table-cell>
          <table:table-cell table:number-columns-repeated="2"/>
          <table:table-cell office:value-type="float" office:value="24.65" calcext:value-type="float">
            <text:p>24,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2,0,1</text:p>
          </table:table-cell>
          <table:table-cell table:number-columns-repeated="2"/>
          <table:table-cell office:value-type="float" office:value="24.65" calcext:value-type="float">
            <text:p>24,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1,2,0</text:p>
          </table:table-cell>
          <table:table-cell table:number-columns-repeated="2"/>
          <table:table-cell office:value-type="float" office:value="24.65" calcext:value-type="float">
            <text:p>24,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ADM-Aeolus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3,2,1</text:p>
          </table:table-cell>
          <table:table-cell table:number-columns-repeated="2"/>
          <table:table-cell office:value-type="float" office:value="24.65" calcext:value-type="float">
            <text:p>24,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table:style-name="ce32" office:value-type="string" calcext:value-type="string">
            <text:p>Gesamt</text:p>
          </table:table-cell>
          <table:table-cell table:style-name="ce32" table:number-columns-repeated="4"/>
          <table:table-cell table:style-name="ce32" table:formula="of:=SUM([.F71:.F91])" office:value-type="float" office:value="1103.64" calcext:value-type="float">
            <text:p>1103,64</text:p>
          </table:table-cell>
          <table:table-cell table:style-name="ce32" table:formula="of:=SUM([.G72:.G91])" office:value-type="float" office:value="2156" calcext:value-type="float">
            <text:p>2156</text:p>
          </table:table-cell>
          <table:table-cell table:style-name="ce3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Kernstruktur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Tank (in Kernstruktur, 2x2x2)</text:p>
          </table:table-cell>
          <table:table-cell office:value-type="string" calcext:value-type="string">
            <text:p>1-2,0-1,1-2</text:p>
          </table:table-cell>
          <table:table-cell table:number-columns-repeated="2"/>
          <table:table-cell office:value-type="float" office:value="32.7" calcext:value-type="float">
            <text:p>32,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Treibstoff (Hydrazin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1,1,0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2,1,3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Sternsensorbaustein</text:p>
          </table:table-cell>
          <table:table-cell office:value-type="string" calcext:value-type="string">
            <text:p>1,1,3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Sternsensorbaustein</text:p>
          </table:table-cell>
          <table:table-cell office:value-type="string" calcext:value-type="string">
            <text:p>nicht vorhanden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Inertial Measurement Unit Baustein (sehr genau)</text:p>
          </table:table-cell>
          <table:table-cell office:value-type="string" calcext:value-type="string">
            <text:p>0,1,1-2 <text:s/>(Doppelbaustein)</text:p>
          </table:table-cell>
          <table:table-cell table:number-columns-repeated="2"/>
          <table:table-cell office:value-type="float" office:value="28.65" calcext:value-type="float">
            <text:p>28,6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3,1,1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3,1,2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2,0,0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Magnetorquer-Baustein</text:p>
          </table:table-cell>
          <table:table-cell office:value-type="string" calcext:value-type="string">
            <text:p>1,0,0</text:p>
          </table:table-cell>
          <table:table-cell table:number-columns-repeated="2"/>
          <table:table-cell office:value-type="float" office:value="23.8" calcext:value-type="float">
            <text:p>23,8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2,1,0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1,0,3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Solargeneratorbaustein (entfaltbar, nachführbar)</text:p>
          </table:table-cell>
          <table:table-cell office:value-type="string" calcext:value-type="string">
            <text:p>2,0,3</text:p>
          </table:table-cell>
          <table:table-cell table:number-columns-repeated="2"/>
          <table:table-cell office:value-type="float" office:value="44.35" calcext:value-type="float">
            <text:p>44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Batteriebaustein</text:p>
          </table:table-cell>
          <table:table-cell office:value-type="string" calcext:value-type="string">
            <text:p>0,0,2</text:p>
          </table:table-cell>
          <table:table-cell table:number-columns-repeated="2"/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Batteriebaustein</text:p>
          </table:table-cell>
          <table:table-cell office:value-type="string" calcext:value-type="string">
            <text:p>3,0,1</text:p>
          </table:table-cell>
          <table:table-cell table:number-columns-repeated="2"/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3,0,2</text:p>
          </table:table-cell>
          <table:table-cell table:number-columns-repeated="2"/>
          <table:table-cell office:value-type="float" office:value="24.65" calcext:value-type="float">
            <text:p>24,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EnMAP</text:p>
          </table:table-cell>
          <table:table-cell office:value-type="string" calcext:value-type="string">
            <text:p>Monopropellantantriebs-Baustein (Hydrazin bzw. HPGP)</text:p>
          </table:table-cell>
          <table:table-cell office:value-type="string" calcext:value-type="string">
            <text:p>0,0,1</text:p>
          </table:table-cell>
          <table:table-cell table:number-columns-repeated="2"/>
          <table:table-cell office:value-type="float" office:value="24.65" calcext:value-type="float">
            <text:p>24,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table:style-name="ce32" office:value-type="string" calcext:value-type="string">
            <text:p>Gesamt</text:p>
          </table:table-cell>
          <table:table-cell table:style-name="ce32" table:number-columns-repeated="4"/>
          <table:table-cell table:style-name="ce32" table:formula="of:=SUM([.F95:.F113])" office:value-type="float" office:value="766.85" calcext:value-type="float">
            <text:p>766,85</text:p>
          </table:table-cell>
          <table:table-cell table:style-name="ce32" table:formula="of:=SUM([.G95:.G113])" office:value-type="float" office:value="1626" calcext:value-type="float">
            <text:p>1626</text:p>
          </table:table-cell>
          <table:table-cell table:style-name="ce3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Kernstruktur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Tank (in Kernstruktur, 2x2x3)</text:p>
          </table:table-cell>
          <table:table-cell office:value-type="string" calcext:value-type="string">
            <text:p>1-2,1-2,0-2</text:p>
          </table:table-cell>
          <table:table-cell table:number-columns-repeated="2"/>
          <table:table-cell office:value-type="float" office:value="65.4" calcext:value-type="float">
            <text:p>65,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Treibstoff (Xenon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float" office:value="536.77" calcext:value-type="float">
            <text:p>536,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3,1,2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GPS-Baustein (Standard)</text:p>
          </table:table-cell>
          <table:table-cell office:value-type="string" calcext:value-type="string">
            <text:p>0,1,0</text:p>
          </table:table-cell>
          <table:table-cell table:number-columns-repeated="2"/>
          <table:table-cell office:value-type="float" office:value="14.45" calcext:value-type="float">
            <text:p>14,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Sternsensorbaustein</text:p>
          </table:table-cell>
          <table:table-cell office:value-type="string" calcext:value-type="string">
            <text:p>2,3,0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Sternsensorbaustein</text:p>
          </table:table-cell>
          <table:table-cell office:value-type="string" calcext:value-type="string">
            <text:p>1,0,0</text:p>
          </table:table-cell>
          <table:table-cell table:number-columns-repeated="2"/>
          <table:table-cell office:value-type="float" office:value="11.02" calcext:value-type="float">
            <text:p>11,0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Inertial Measurement Unit Baustein (sehr genau)</text:p>
          </table:table-cell>
          <table:table-cell office:value-type="string" calcext:value-type="string">
            <text:p>3,1-2,0 <text:s/>(Doppelbaustein)</text:p>
          </table:table-cell>
          <table:table-cell table:number-columns-repeated="2"/>
          <table:table-cell office:value-type="float" office:value="28.65" calcext:value-type="float">
            <text:p>28,6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3,2,2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0,2,2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Reaktionsradbaustein</text:p>
          </table:table-cell>
          <table:table-cell office:value-type="string" calcext:value-type="string">
            <text:p>0,1,1</text:p>
          </table:table-cell>
          <table:table-cell table:number-columns-repeated="2"/>
          <table:table-cell office:value-type="float" office:value="27.69" calcext:value-type="float">
            <text:p>27,6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0,1,2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TM&amp;TC-Baustein (S-Band; Transceiver+SSPA)</text:p>
          </table:table-cell>
          <table:table-cell office:value-type="string" calcext:value-type="string">
            <text:p>0,2,0</text:p>
          </table:table-cell>
          <table:table-cell table:number-columns-repeated="2"/>
          <table:table-cell office:value-type="float" office:value="13.13" calcext:value-type="float">
            <text:p>13,1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Solargeneratorbaustein (entfaltbar, nachführbar)</text:p>
          </table:table-cell>
          <table:table-cell office:value-type="string" calcext:value-type="string">
            <text:p>3,2,1</text:p>
          </table:table-cell>
          <table:table-cell table:number-columns-repeated="2"/>
          <table:table-cell office:value-type="float" office:value="80.35" calcext:value-type="float">
            <text:p>80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Solargeneratorbaustein (entfaltbar, nachführbar)</text:p>
          </table:table-cell>
          <table:table-cell office:value-type="string" calcext:value-type="string">
            <text:p>0,2,1</text:p>
          </table:table-cell>
          <table:table-cell table:number-columns-repeated="2"/>
          <table:table-cell office:value-type="float" office:value="80.35" calcext:value-type="float">
            <text:p>80,35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Batteriebaustein</text:p>
          </table:table-cell>
          <table:table-cell office:value-type="string" calcext:value-type="string">
            <text:p>3,1,1</text:p>
          </table:table-cell>
          <table:table-cell table:number-columns-repeated="2"/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elektrischer Antriebs-Baustein</text:p>
          </table:table-cell>
          <table:table-cell office:value-type="string" calcext:value-type="string">
            <text:p>2,3,1-2 <text:s/>(Doppelbaustein)</text:p>
          </table:table-cell>
          <table:table-cell table:number-columns-repeated="2"/>
          <table:table-cell office:value-type="float" office:value="51.93" calcext:value-type="float">
            <text:p>51,93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elektrischer Antriebs-Baustein</text:p>
          </table:table-cell>
          <table:table-cell office:value-type="string" calcext:value-type="string">
            <text:p>1,3,0-1 <text:s/>(Doppelbaustein)</text:p>
          </table:table-cell>
          <table:table-cell table:number-columns-repeated="2"/>
          <table:table-cell office:value-type="float" office:value="51.93" calcext:value-type="float">
            <text:p>51,93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elektrischer Antriebs-Baustein</text:p>
          </table:table-cell>
          <table:table-cell office:value-type="string" calcext:value-type="string">
            <text:p>2,0,0-1 <text:s/>(Doppelbaustein)</text:p>
          </table:table-cell>
          <table:table-cell table:number-columns-repeated="2"/>
          <table:table-cell office:value-type="float" office:value="51.93" calcext:value-type="float">
            <text:p>51,93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office:value-type="string" calcext:value-type="string">
            <text:p>SmallGEO</text:p>
          </table:table-cell>
          <table:table-cell office:value-type="string" calcext:value-type="string">
            <text:p>elektrischer Antriebs-Baustein</text:p>
          </table:table-cell>
          <table:table-cell office:value-type="string" calcext:value-type="string">
            <text:p>1,0,1-2 <text:s/>(Doppelbaustein)</text:p>
          </table:table-cell>
          <table:table-cell table:number-columns-repeated="2"/>
          <table:table-cell office:value-type="float" office:value="51.93" calcext:value-type="float">
            <text:p>51,93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style-name="ce32" office:value-type="string" calcext:value-type="string">
            <text:p>Gesamt</text:p>
          </table:table-cell>
          <table:table-cell table:style-name="ce32" table:number-columns-repeated="4"/>
          <table:table-cell table:style-name="ce32" table:formula="of:=SUM([.F117:.F136])" office:value-type="float" office:value="1442.9" calcext:value-type="float">
            <text:p>1442,9</text:p>
          </table:table-cell>
          <table:table-cell table:style-name="ce32" table:formula="of:=SUM([.G117:.G136])" office:value-type="float" office:value="21606" calcext:value-type="float">
            <text:p>21606</text:p>
          </table:table-cell>
          <table:table-cell table:style-name="ce32"/>
        </table:table-row>
      </table:table>
      <table:table table:name="Missionsdaten" table:style-name="ta1"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9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3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string">
            <text:p>408 km (LEO)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13" office:value-type="float" office:value="2016">
            <text:p>2016</text:p>
          </table:table-cell>
        </table:table-row>
        <table:table-row table:style-name="ro3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string">
            <text:p>653 km (LEO)</text:p>
          </table:table-cell>
          <table:table-cell office:value-type="string">
            <text:p>sonnensynchron, polar</text:p>
          </table:table-cell>
          <table:table-cell office:value-type="float" office:value="97.96">
            <text:p>97,96</text:p>
          </table:table-cell>
          <table:table-cell office:value-type="float" office:value="1.63">
            <text:p>1,63</text:p>
          </table:table-cell>
          <table:table-cell office:value-type="float" office:value="7021.8">
            <text:p>7021,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string">
            <text:p>35786 (GEO)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 table:number-rows-repeated="3">
          <table:table-cell table:number-columns-repeated="12"/>
        </table:table-row>
        <table:table-row table:style-name="ro5">
          <table:table-cell/>
          <table:table-cell table:style-name="ce15"/>
          <table:table-cell table:number-columns-repeated="10"/>
        </table:table-row>
        <table:table-row table:style-name="ro5" table:number-rows-repeated="2">
          <table:table-cell table:style-name="ce15"/>
          <table:table-cell table:number-columns-repeated="11"/>
        </table:table-row>
        <table:table-row table:style-name="ro3" table:number-rows-repeated="8">
          <table:table-cell table:number-columns-repeated="12"/>
        </table:table-row>
        <table:table-row table:style-name="ro3">
          <table:table-cell/>
          <table:table-cell table:style-name="ce13"/>
          <table:table-cell table:number-columns-repeated="10"/>
        </table:table-row>
      </table:table>
      <table:table table:name="Bausteinregeln" table:style-name="ta1" table:print="false">
        <table:table-column table:style-name="co53" table:default-cell-style-name="Default"/>
        <table:table-column table:style-name="co54" table:default-cell-style-name="ce17"/>
        <table:table-column table:style-name="co55" table:default-cell-style-name="ce20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9" table:default-cell-style-name="ce18"/>
        <table:table-column table:style-name="co57" table:default-cell-style-name="Default"/>
        <table:table-column table:style-name="co59" table:default-cell-style-name="Default"/>
        <table:table-column table:style-name="co60" table:default-cell-style-name="ce18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3" table:default-cell-style-name="ce18"/>
        <table:table-column table:style-name="co19" table:default-cell-style-name="Default"/>
        <table:table-row table:style-name="ro3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19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3">
          <table:table-cell/>
          <table:table-cell table:style-name="Default"/>
          <table:table-cell table:style-name="ce19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Batterie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/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number-columns-repeated="4"/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/>
          <table:table-cell table:style-name="ce23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style-name="ce23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style-name="ce26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bahnabhängi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style-name="ce26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2" table:number-columns-repeated="2"/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Sternsens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Drall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/>
          <table:table-cell office:value-type="string">
            <text:p>Reaktionsrad</text:p>
          </table:table-cell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Reaktions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22" office:value-type="string">
            <text:p>doppelt</text:p>
          </table:table-cell>
          <table:table-cell table:number-columns-repeated="4"/>
          <table:table-cell table:style-name="ce22" office:value-type="string">
            <text:p>doppelt</text:p>
          </table:table-cell>
          <table:table-cell table:number-columns-repeated="2"/>
          <table:table-cell table:style-name="ce22" office:value-type="string">
            <text:p>doppelt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number-columns-repeated="4"/>
          <table:table-cell table:style-name="ce22" office:value-type="float" office:value="10">
            <text:p>10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IMU Baustein (sehr genau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IMU-Baustein (standard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4"/>
          <table:table-cell table:style-name="ce22" office:value-type="float" office:value="5">
            <text:p>5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Magnetorquer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Erdsensorbaustein (L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Erdsensorbaustein (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3"/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3"/>
          <table:table-cell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GPS-Baustein (LEO-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GPS-Baustein (GPS &amp; GLONAS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CMG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3"/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/>
          <table:table-cell table:style-name="ce22"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/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TM&amp;TC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Antriebsbaustein (Kaltga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style-name="ce22" office:value-type="string">
            <text:p>doppelt/einfach</text:p>
          </table:table-cell>
          <table:table-cell table:style-name="ce22" office:value-type="string">
            <text:p>doppelt/einfach</text:p>
          </table:table-cell>
          <table:table-cell table:style-name="ce22" office:value-type="string">
            <text:p>doppelt/einfach</text:p>
          </table:table-cell>
          <table:table-cell table:style-name="ce22" office:value-type="string">
            <text:p>doppelt/einfach</text:p>
          </table:table-cell>
          <table:table-cell table:style-name="ce20" office:value-type="string">
            <text:p>doppelt/einfach</text:p>
          </table:table-cell>
          <table:table-cell table:style-name="ce22" office:value-type="string">
            <text:p>doppelt/einfach</text:p>
          </table:table-cell>
          <table:table-cell table:style-name="ce22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Antriebsbaustein (Monoprop.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style-name="ce22" office:value-type="string">
            <text:p>dreifach/zweifach</text:p>
          </table:table-cell>
          <table:table-cell table:style-name="ce22" office:value-type="string">
            <text:p>dreifach/zweifach</text:p>
          </table:table-cell>
          <table:table-cell table:style-name="ce22" office:value-type="string">
            <text:p>dreifach/zweifach</text:p>
          </table:table-cell>
          <table:table-cell table:style-name="ce20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Ausrich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Abschat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Ausrichtung Thermal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8"/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8"/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8"/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elektrischer Antriebs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13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28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/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3">
          <table:table-cell office:value-type="string">
            <text:p>Solargenerat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style-name="ce22" office:value-type="float" office:value="6">
            <text:p>6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Struktu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3">
          <table:table-cell/>
          <table:table-cell table:style-name="ce18" table:number-columns-repeated="2"/>
          <table:table-cell table:number-columns-repeated="13"/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Ausrichtung HK</text:p>
          </table:table-cell>
          <table:table-cell table:style-name="ce18"/>
          <table:table-cell table:number-columns-repeated="12"/>
          <table:table-cell table:style-name="ce28"/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3">
          <table:table-cell office:value-type="string">
            <text:p>Nutzlast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</table:table>
      <table:named-expressions/>
      <table:database-ranges>
        <table:database-range table:name="__Anonymous_Sheet_DB__2" table:target-range-address="Bausteine.A3:Bausteine.AMI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3-12-06T15:41:33.202324199</dc:date>
    <meta:editing-duration>P3DT12H19M17S</meta:editing-duration>
    <meta:editing-cycles>549</meta:editing-cycles>
    <meta:generator>LibreOffice/4.1.2.3$Linux_X86_64 LibreOffice_project/410m0$Build-3</meta:generator>
    <meta:document-statistic meta:table-count="6" meta:cell-count="4553" meta:object-count="0"/>
  </office:meta>
</office:document-meta>
</file>